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asian="Times New Roman" style:font-name-complex="Arial" fo:color="#000000"/>
    </style:style>
    <style:style style:name="P3" style:parent-style-name="Normal" style:family="paragraph">
      <style:text-properties style:font-name="Times New Roman" style:font-name-asian="Times New Roman" style:font-name-complex="Times New Roman"/>
    </style:style>
    <style:style style:name="T4" style:parent-style-name="DefaultParagraphFont" style:family="text">
      <style:text-properties style:font-name="Arial" style:font-name-asian="Times New Roman" style:font-name-complex="Arial" fo:color="#000000"/>
    </style:style>
    <style:style style:name="P5" style:parent-style-name="Normal" style:family="paragraph">
      <style:text-properties style:font-name="Times New Roman" style:font-name-asian="Times New Roman" style:font-name-complex="Times New Roman"/>
    </style:style>
    <style:style style:name="T6" style:parent-style-name="DefaultParagraphFont" style:family="text">
      <style:text-properties style:font-name="Arial" style:font-name-asian="Times New Roman" style:font-name-complex="Arial" fo:color="#000000"/>
    </style:style>
    <style:style style:name="P7" style:parent-style-name="Normal" style:family="paragraph">
      <style:text-properties style:font-name="Times New Roman" style:font-name-asian="Times New Roman" style:font-name-complex="Times New Roman"/>
    </style:style>
    <style:style style:name="T8" style:parent-style-name="DefaultParagraphFont" style:family="text">
      <style:text-properties style:font-name="Arial" style:font-name-asian="Times New Roman" style:font-name-complex="Arial" fo:color="#000000"/>
    </style:style>
    <style:style style:name="P9" style:parent-style-name="Normal" style:family="paragraph">
      <style:text-properties style:font-name="Times New Roman" style:font-name-asian="Times New Roman" style:font-name-complex="Times New Roman"/>
    </style:style>
    <style:style style:name="T10" style:parent-style-name="DefaultParagraphFont" style:family="text">
      <style:text-properties style:font-name="Arial" style:font-name-asian="Times New Roman" style:font-name-complex="Arial" fo:color="#000000"/>
    </style:style>
    <style:style style:name="P11" style:parent-style-name="Normal" style:family="paragraph">
      <style:text-properties style:font-name="Times New Roman" style:font-name-asian="Times New Roman" style:font-name-complex="Times New Roman"/>
    </style:style>
  </office:automatic-styles>
  <office:body>
    <office:text text:use-soft-page-breaks="true">
      <text:p text:style-name="P1"><text:span text:style-name="T2">PROPOSAL</text:span></text:p>
      <text:p text:style-name="P3"/>
      <text:p text:style-name="Normal"><text:span text:style-name="T4">What factors control functional correlations between brain areas?</text:span></text:p>
      <text:p text:style-name="P5"/>
      <text:p text:style-name="Normal"><text:span text:style-name="T6">In the Steinmetz paper, the activity patterns of identified brain areas have been correlated to distinct phases of a visual discriminatory task (choice, motor, reward). On the other hand, the brain’s global anatomical connectivity is well charted in endeavors such as Allen Mouse Brain Atlas. Our goal in this proposal is to look at the functional connectivity between anatomically connected brain regions. We will use the Steinmetz dataset, and suggest to primarily focus on a subset of the data, looking at the coupling between prefrontal areas and midbrain areas, because the original Steinmetz paper identified these regions as encoding the animal’s behavioral action.</text:span></text:p>
      <text:p text:style-name="P7"/>
      <text:p text:style-name="Normal"><text:span text:style-name="T8">As a first step, we will explore the data using dimensionality reduction e.g. principal component analysis (PCA), non-negative matrix factorisation (NMF) and canonical correlation analysis (CCA) on population spike rates and behavior to find trends and clusters. To determine if brain areas are functionally coupled, we suggest to analyse the lag of neuronal activities and Granger causality between brain areas. Those analyses may indicate the direction of the information flow. We then suggest performing  supervised regression analyses (linear regression, Generalised Linear Model (GLM)) on activity patterns from different brain regions, to determine if the activity in a given area can be derived from another one. Additionally, we want to determine if behavior and its performance influence functional coupling between brain regions.</text:span></text:p>
      <text:p text:style-name="P9"/>
      <text:p text:style-name="Normal"><text:span text:style-name="T10">Our predictions are that anatomically connected areas should be functionally coupled, that the direction of the coupling depends on the anatomical connectivity, and that this functional coupling is altered by behavior and performance.</text:span></text:p>
      <text:p text:style-name="P1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Simonnet</meta:initial-creator>
    <dc:creator>Jean Simonnet</dc:creator>
    <meta:creation-date>2020-07-20T05:24:00Z</meta:creation-date>
    <dc:date>2020-07-20T05:24:00Z</dc:date>
    <meta:template xlink:href="Normal.dotm" xlink:type="simple"/>
    <meta:editing-cycles>2</meta:editing-cycles>
    <meta:editing-duration>PT60S</meta:editing-duration>
    <meta:document-statistic meta:page-count="1" meta:paragraph-count="3" meta:word-count="272" meta:character-count="1826" meta:row-count="12" meta:non-whitespace-character-count="1557"/>
  </office:meta>
</office:document-meta>
</file>